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ActionDefinitionBuilder.buildWidgetDefinition( Element widget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eaterActionDefinitionBuilder.createDefinition( Element element , String actionComma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